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7:43:22.86011058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1.1$Linux_X86_64 LibreOffice_project/26a1723cf76a13083d95d000339db660a19140b7</meta:generator>
  </office:meta>
</office:document-meta>
</file>